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6.827cm"/>
    </style:style>
    <style:style style:name="co7" style:family="table-column">
      <style:table-column-properties fo:break-before="auto" style:column-width="9.71cm"/>
    </style:style>
    <style:style style:name="ro3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fff99"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1" style:family="table-cell" style:parent-style-name="Default" style:data-style-name="N0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style:font-name="돋움" fo:font-size="11pt" style:font-name-asian="돋움" style:font-size-asian="11pt" style:font-name-complex="돋움" style:font-size-complex="11pt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돋움" fo:font-size="10pt" style:font-name-asian="돋움" style:font-size-asian="10pt" style:font-name-complex="돋움" style:font-size-complex="10pt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33" style:family="table-cell" style:parent-style-name="Default" style:data-style-name="N0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34" style:family="table-cell" style:parent-style-name="Default" style:data-style-name="N0">
      <style:table-cell-properties fo:border-bottom="0.035cm solid #000000" fo:background-color="#ffff9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order-left="0.035cm solid #000000" fo:border-right="0.035cm solid #000000" fo:border-top="none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  <style:style style:name="T2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시트1" table:style-name="ta1">
        <table:table-column table:style-name="co3" table:number-columns-repeated="2" table:default-cell-style-name="ce2"/>
        <table:table-column table:style-name="co4" table:default-cell-style-name="ce17"/>
        <table:table-column table:style-name="co7" table:default-cell-style-name="ce2"/>
        <table:table-column table:style-name="co5" table:number-columns-repeated="1019" table:default-cell-style-name="ce37"/>
        <table:table-column table:style-name="co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대상</text:p>
          </table:table-cell>
          <table:table-cell table:style-name="ce3" office:value-type="string">
            <text:p>페이지</text:p>
          </table:table-cell>
          <table:table-cell table:style-name="ce3" office:value-type="string">
            <text:p>세부 요구사항</text:p>
          </table:table-cell>
          <table:table-cell table:style-name="ce34" office:value-type="string">
            <text:p>비고</text:p>
          </table:table-cell>
          <table:table-cell table:number-columns-repeated="1020"/>
        </table:table-row>
        <table:table-row table:style-name="ro2">
          <table:table-cell table:style-name="ce4" office:value-type="string" table:number-columns-spanned="1" table:number-rows-spanned="15">
            <text:p>공통</text:p>
            <text:p>(비회원,</text:p>
            <text:p>회원,</text:p>
            <text:p>관리자)</text:p>
          </table:table-cell>
          <table:table-cell table:style-name="ce9" office:value-type="string" table:number-columns-spanned="1" table:number-rows-spanned="3">
            <text:p>검색</text:p>
            <text:p>(헤더 검색기능,</text:p>
            <text:p>검색결과 페이지)</text:p>
          </table:table-cell>
          <table:table-cell table:style-name="ce18" office:value-type="string">
            <text:p>해더에 위치한 검색기능에 검색어를 입력 하여 검색결과를 검색결과 페이지에 전시 한다.</text:p>
            <text:p>(테마, 지역, 커뮤니티 별 게시 글 목록 전시)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9" office:value-type="string">
            <text:p>검색 결과 페이지에서 검색어 입력 또는 해시태그 클릭으로 새로운 검색결과를 전시 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9" office:value-type="string">
            <text:p>검색 결과를 클릭하면 해당 게시물 조회 페이지로 이동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table-cell table:style-name="ce9" office:value-type="string" table:number-columns-spanned="1" table:number-rows-spanned="3">
            <text:p>메인홈</text:p>
          </table:table-cell>
          <table:table-cell table:style-name="ce19" office:value-type="string">
            <text:p>홈, 테마, 지역, 커뮤니티를 링크한 헤더를 전시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9" office:value-type="string">
            <text:p>운영자가 선정한 여러 장의 사진이 자동 슬라이드 되어 전시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9" office:value-type="string">
            <text:p>인기 급상승 여행지, 커뮤니티 인기 게시글을 카운트하여 목록을 전시하고, 해당 목록 클릭 시 게시글로 이동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table-cell table:style-name="ce9" office:value-type="string" table:number-columns-spanned="1" table:number-rows-spanned="3">
            <text:p>지역 게시판 홈</text:p>
          </table:table-cell>
          <table:table-cell table:style-name="ce18" office:value-type="string">
            <text:p>지역별 아이콘을 전시하고 해당 클릭 시 해당 지역 정보 게시판으로 이동한다.</text:p>
            <text:p>(지역 : 서울, 인천, 안산, 남양주, 대구, 부산, 제주 대전)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8" office:value-type="string">
            <text:p>관리자가 선정한 여행지역 사진을 화면에 전시한다.(일정시간 경과 또는 사용자가 화살표 클릭 시 사진 전환) 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covered-table-cell table:style-name="ce9"/>
          <table:table-cell table:style-name="ce18" office:value-type="string">
            <text:p>축제관련 사이트 링크를 배치하여 클릭 시 해당 사이트로 이동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table-cell table:style-name="ce9" office:value-type="string">
            <text:p>지역 게시글 조회</text:p>
          </table:table-cell>
          <table:table-cell table:style-name="ce18" office:value-type="string">
            <text:p>여행지 사진, 여행지 설명, 지도, 이용안내 등의 정보를 제공하는 게시글을 전시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table-cell table:style-name="ce9" office:value-type="string">
            <text:p>테마 게시판 홈</text:p>
          </table:table-cell>
          <table:table-cell table:style-name="ce18" office:value-type="string">
            <text:p>특정 테마별로 여행지를 묶어 사진을 포함한 목록을 전시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4"/>
          <table:table-cell table:style-name="ce9" office:value-type="string">
            <text:p>테마 게시판 조회</text:p>
          </table:table-cell>
          <table:table-cell table:style-name="ce18" office:value-type="string">
            <text:p>목록 클릭 시 여행지의 예약정보, 사진, 이용안내 등의 정보를 전시한다.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5"/>
          <table:table-cell table:style-name="ce4" office:value-type="string">
            <text:p>커뮤니티 게시판 홈</text:p>
          </table:table-cell>
          <table:table-cell table:style-name="ce20" office:value-type="string">
            <text:p>커뮤니티별로 생성하고 해당 커뮤니티의 게시글 목록을 조회할 수 있다.</text:p>
            <text:p>(게시글 제목, 작성자 아이디, 사진, 소재지 명, 한 줄 설명, <text:s/>해시태그)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5"/>
          <table:table-cell table:style-name="ce4" office:value-type="string" table:number-columns-spanned="1" table:number-rows-spanned="2">
            <text:p>커뮤니티 게시글 조회</text:p>
          </table:table-cell>
          <table:table-cell table:style-name="ce20" office:value-type="string">
            <text:p><text:span text:style-name="T1">커뮤니티 주제에 따른 여행 관련 정보가 작성된 게시글을 전시한다</text:span><text:span text:style-name="T1">.</text:span></text:p>
            <text:p><text:span text:style-name="T1">(</text:span><text:span text:style-name="T1">제목</text:span><text:span text:style-name="T1">, </text:span><text:span text:style-name="T1">사진</text:span><text:span text:style-name="T1">, </text:span><text:span text:style-name="T1">글</text:span><text:span text:style-name="T1">, </text:span><text:span text:style-name="T1">지도</text:span><text:span text:style-name="T1">, </text:span><text:span text:style-name="T1">해시태그</text:span><text:span text:style-name="T1">)</text:span></text:p>
          </table:table-cell>
          <table:table-cell table:style-name="ce5"/>
          <table:table-cell table:number-columns-repeated="1020"/>
        </table:table-row>
        <table:table-row table:style-name="ro2">
          <table:covered-table-cell table:style-name="ce5"/>
          <table:covered-table-cell table:style-name="ce10"/>
          <table:table-cell table:style-name="ce21" office:value-type="string">
            <text:p>게시글에 연관된 댓글을 전시한다.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커뮤니티</text:p>
            <text:p>자유게시판 목록</text:p>
          </table:table-cell>
          <table:table-cell table:style-name="ce21"/>
          <table:table-cell table:style-name="ce5"/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커뮤니티</text:p>
            <text:p>자유게시판 조회</text:p>
          </table:table-cell>
          <table:table-cell table:style-name="ce21"/>
          <table:table-cell table:style-name="ce5"/>
          <table:table-cell table:number-columns-repeated="1020"/>
        </table:table-row>
        <table:table-row table:style-name="ro2">
          <table:table-cell table:style-name="ce6" office:value-type="string" table:number-columns-spanned="1" table:number-rows-spanned="5">
            <text:p>비회원</text:p>
          </table:table-cell>
          <table:table-cell table:style-name="ce6" office:value-type="string" table:number-columns-spanned="1" table:number-rows-spanned="5">
            <text:p>로그인,</text:p>
            <text:p>회원가입</text:p>
          </table:table-cell>
          <table:table-cell table:style-name="ce22" office:value-type="string">
            <text:p>로그인 페이지에서 회원가입 버튼을 클릭하여 회원 가입을 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7"/>
          <table:table-cell table:style-name="ce23" office:value-type="string">
            <text:p>회원가입시 아이디, 비밀번호, 비밀번호 확인, 이름, 성별,</text:p>
            <text:p>생년월일, 이메일, 휴대폰번호를 반드시 입력해야 한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7"/>
          <table:table-cell table:style-name="ce24" office:value-type="string">
            <text:p>회원가입시 아이디는 4 ~ 20자의 영문 소문자, 숫자,</text:p>
            <text:p>기존 가입자와 중복 여부 확인해야 한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7"/>
          <table:table-cell table:style-name="ce24" office:value-type="string">
            <text:p>회원가입시 비밀번호는 8 ~ 20자의 영문, 숫자, 특수문자 조합이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6"/>
          <table:table-cell table:style-name="ce25" office:value-type="string">
            <text:p>회원가입시 비밀번호 확인을 통해 비밀번호 일치 여부를 확인하고 일치 시에 가입을 진행한다.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 table:number-columns-spanned="1" table:number-rows-spanned="22">
            <text:p>회원</text:p>
          </table:table-cell>
          <table:table-cell table:style-name="ce11" office:value-type="string" table:number-columns-spanned="1" table:number-rows-spanned="2">
            <text:p>로그인</text:p>
          </table:table-cell>
          <table:table-cell table:style-name="ce26" office:value-type="string">
            <text:p>헤더의 로그인 아이콘을 클릭, 로그인 페이지로 이동 및 아이디, 비밀번호를 입력하여 로그인 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8"/>
          <table:covered-table-cell table:style-name="ce11"/>
          <table:table-cell table:style-name="ce26" office:value-type="string">
            <text:p>아이디 저장 체크 후 로그인 시 쿠키에 아이디 저장해 로그아웃을 해도 아이디 저장이 가능하다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table-cell table:style-name="ce12" office:value-type="string">
            <text:p>아이디 찾기</text:p>
          </table:table-cell>
          <table:table-cell table:style-name="ce27" office:value-type="string">
            <text:p>로그인 페이지에서 아이디 찾기를 클릭, 페이지를 이동하여 이름과 이메일을 입력 받아 해당 정보와 일치하는 아이디 표시해준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table-cell table:style-name="ce12" office:value-type="string">
            <text:p>비밀번호 초기화</text:p>
          </table:table-cell>
          <table:table-cell table:style-name="ce28" office:value-type="string">
            <text:p>로그인 페이지에서 비빌번호 초기화를 클릭, 페이지를 이동하여 아이디, 이메일, 휴대폰번호를 입력 받아 해당 정보가 일치하면 해당 가입자의</text:p>
            <text:p>생년월일로(8자리) 비밀번호를 초기화 한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table-cell table:style-name="ce12" office:value-type="string" table:number-columns-spanned="1" table:number-rows-spanned="6">
            <text:p>마이페이지</text:p>
          </table:table-cell>
          <table:table-cell table:style-name="ce27" office:value-type="string">
            <text:p>내 정보를 클릭하여(이름, 생년월일, 이메일, 휴대폰번호, 성별)를 전시한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28" office:value-type="string">
            <text:p>내 정보를 중 이메일, 휴대폰번호를 수정할 수 있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28" office:value-type="string">
            <text:p>비밀번호 변경 페이지로 이동할 수 있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28" office:value-type="string">
            <text:p>자신이 작성한 게시글 및 댓글 목록(제목, 작성자, 날짜, 조회수, 추천수)을 조회할 수 있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28" office:value-type="string">
            <text:p>회원탈퇴 페이지에서 이름, 비밀번호, 비밀번호 확인, 탈퇴시 입력문구(“탈퇴하겠습니다”) 입력시 회원탈퇴가 가능하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28" office:value-type="string">
            <text:p>버튼을 클릭하여 로그아웃 할 수 있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table-cell table:style-name="ce12" office:value-type="string">
            <text:p>커뮤니티 게시판 홈</text:p>
          </table:table-cell>
          <table:table-cell table:style-name="ce28" office:value-type="string">
            <text:p><text:span text:style-name="T1">게시글 목록 하단에 게시글 버튼을 클릭하여 게시글 작성 페이지로 이동 할 수 있다</text:span><text:span text:style-name="T1">.</text:span></text:p>
          </table:table-cell>
          <table:table-cell table:style-name="ce35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table:number-columns-spanned="1" table:number-rows-spanned="5">
            <text:p>커뮤니티 게시글</text:p>
            <text:p>작성(수정)</text:p>
          </table:table-cell>
          <table:table-cell table:style-name="ce29" office:value-type="string">
            <text:p><text:span text:style-name="T2">커뮤니티 카테고리를 선택하여 게시글이 등록될 커뮤니티 게시판 위치를 정한다</text:span><text:span text:style-name="T2">.</text:span></text:p>
          </table:table-cell>
          <table:table-cell table:style-name="ce35"/>
          <table:table-cell table:number-columns-repeated="1020"/>
        </table:table-row>
        <table:table-row table:style-name="ro4">
          <table:covered-table-cell table:style-name="ce7"/>
          <table:covered-table-cell table:style-name="ce12"/>
          <table:table-cell table:style-name="ce29" office:value-type="string">
            <text:p><text:span text:style-name="T2">[</text:span><text:span text:style-name="T2">작성</text:span><text:span text:style-name="T2">]</text:span><text:span text:style-name="T2">제목</text:span><text:span text:style-name="T2">, </text:span><text:span text:style-name="T2">한줄 소개는 필수 요소로 작성해야 하고 </text:span></text:p>
            <text:p><text:span text:style-name="T2">사진</text:span><text:span text:style-name="T2">, </text:span><text:span text:style-name="T2">글</text:span><text:span text:style-name="T2">, </text:span><text:span text:style-name="T2">지도는 선택하여 배치 및 내용을 작성하고 배치된 요소는 제외 버튼을 클릭하여 내용에서 제외 시킨다</text:span><text:span text:style-name="T2">.</text:span></text:p>
          </table:table-cell>
          <table:table-cell table:style-name="ce35"/>
          <table:table-cell table:number-columns-repeated="1020"/>
        </table:table-row>
        <table:table-row table:style-name="ro4">
          <table:covered-table-cell table:style-name="ce7"/>
          <table:covered-table-cell table:style-name="ce12"/>
          <table:table-cell table:style-name="ce29" office:value-type="string">
            <text:p>[수정]기존 작성된 내용을 확인하여 제외 버튼으로 요소 제외, 글 수정 및 사진, 글, 지도는 선택하여 추가배치 한다.</text:p>
          </table:table-cell>
          <table:table-cell table:style-name="ce35"/>
          <table:table-cell table:number-columns-repeated="1020"/>
        </table:table-row>
        <table:table-row table:style-name="ro4">
          <table:covered-table-cell table:style-name="ce7"/>
          <table:covered-table-cell table:style-name="ce12"/>
          <table:table-cell table:style-name="ce29" office:value-type="string">
            <text:p>해시태그는 버튼을 클릭하여 여러개를 작성하거나 제외버튼을 클릭하여 제외 할 수 있다.</text:p>
          </table:table-cell>
          <table:table-cell table:style-name="ce35"/>
          <table:table-cell table:number-columns-repeated="1020"/>
        </table:table-row>
        <table:table-row table:style-name="ro4">
          <table:covered-table-cell table:style-name="ce7"/>
          <table:covered-table-cell table:style-name="Default"/>
          <table:table-cell table:style-name="Default" office:value-type="string">
            <text:p>작성(수정) 완료를 클릭하여 게시글을 등록(갱신) 한다.</text:p>
          </table:table-cell>
          <table:table-cell table:style-name="ce35"/>
          <table:table-cell table:number-columns-repeated="1020"/>
        </table:table-row>
        <table:table-row table:style-name="ro2">
          <table:covered-table-cell table:style-name="ce7"/>
          <table:table-cell table:style-name="ce13" office:value-type="string" table:number-columns-spanned="1" table:number-rows-spanned="6">
            <text:p>커뮤니티 게시글 조회</text:p>
          </table:table-cell>
          <table:table-cell table:style-name="ce28" office:value-type="string">
            <text:p><text:span text:style-name="T1">모든 게시글에 댓글을 작성할 수 있다</text:span><text:span text:style-name="T1">.</text:span>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13"/>
          <table:table-cell table:style-name="ce28" office:value-type="string">
            <text:p>모든 게시글, 댓글에 '좋아요'를 누를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13"/>
          <table:table-cell table:style-name="ce28" office:value-type="string">
            <text:p><text:span text:style-name="T1">게시글 작성자는 수정 버튼을 클릭하여 게시글 수정 페이지 이동 할 수 있다</text:span><text:span text:style-name="T1">. <text:s/></text:span>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30" office:value-type="string">
            <text:p><text:span text:style-name="T1">댓글 작성자는 작성한 글에 수정버튼을 클릭하여 수정하고 등록 버튼으로 <text:s/>수정 내용을 반영할 수 있다</text:span><text:span text:style-name="T1">.</text:span></text:p>
          </table:table-cell>
          <table:table-cell table:style-name="ce36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30" office:value-type="string">
            <text:p>본인이 '좋아요'를 선택한 게시글, 댓글의 '좋아요'를 취소할 수 있다.</text:p>
          </table:table-cell>
          <table:table-cell table:style-name="ce36"/>
          <table:table-cell table:number-columns-repeated="1020"/>
        </table:table-row>
        <table:table-row table:style-name="ro2">
          <table:covered-table-cell table:style-name="ce7"/>
          <table:covered-table-cell table:style-name="ce12"/>
          <table:table-cell table:style-name="ce30" office:value-type="string">
            <text:p><text:span text:style-name="T1"><text:s/></text:span><text:span text:style-name="T1">게시글</text:span><text:span text:style-name="T1">, </text:span><text:span text:style-name="T1">댓글 작성자는 본인의 글을 삭제할 수 있다</text:span><text:span text:style-name="T1">.</text:span></text:p>
          </table:table-cell>
          <table:table-cell table:style-name="ce36"/>
          <table:table-cell table:number-columns-repeated="1020"/>
        </table:table-row>
        <table:table-row table:style-name="ro2">
          <table:table-cell table:style-name="ce7"/>
          <table:table-cell table:style-name="ce12" office:value-type="string">
            <text:p>커뮤니티</text:p>
            <text:p>자유게시판 목록</text:p>
          </table:table-cell>
          <table:table-cell table:style-name="ce30" office:value-type="string">
            <text:p>각글의 목록(제목, 작성자, 작성일, 조회수, 추천수를)을 전시하고 글 목록 클릭 시 해당 글의 조회 페이지로 이동 한다.</text:p>
          </table:table-cell>
          <table:table-cell table:style-name="ce36"/>
          <table:table-cell table:number-columns-repeated="1020"/>
        </table:table-row>
        <table:table-row table:style-name="ro2">
          <table:table-cell table:style-name="ce7"/>
          <table:table-cell table:style-name="ce14"/>
          <table:table-cell table:style-name="ce30" office:value-type="string">
            <text:p>글목록 하단의 '게시글 작성' 버튼을 클릭하여 작성 페이지로 이동 한다.</text:p>
          </table:table-cell>
          <table:table-cell table:style-name="ce36"/>
          <table:table-cell table:number-columns-repeated="1020"/>
        </table:table-row>
        <table:table-row table:style-name="ro2">
          <table:table-cell table:style-name="ce7"/>
          <table:table-cell table:style-name="ce14" office:value-type="string">
            <text:p><text:span text:style-name="T1">커뮤니티</text:span></text:p>
            <text:p><text:span text:style-name="T1">자유게시판 조회</text:span></text:p>
          </table:table-cell>
          <table:table-cell table:style-name="ce30"/>
          <table:table-cell table:style-name="ce36"/>
          <table:table-cell table:number-columns-repeated="1020"/>
        </table:table-row>
        <table:table-row table:style-name="ro2">
          <table:table-cell table:style-name="ce7"/>
          <table:table-cell table:style-name="ce14" office:value-type="string">
            <text:p><text:span text:style-name="T1">커뮤니티</text:span></text:p>
            <text:p><text:span text:style-name="T1">자유게시판 작성</text:span><text:span text:style-name="T1">(</text:span><text:span text:style-name="T1">수정</text:span><text:span text:style-name="T1">)</text:span></text:p>
          </table:table-cell>
          <table:table-cell table:style-name="ce30"/>
          <table:table-cell table:style-name="ce36"/>
          <table:table-cell table:number-columns-repeated="1020"/>
        </table:table-row>
        <table:table-row table:style-name="ro2">
          <table:table-cell table:style-name="ce6" office:value-type="string" table:number-columns-spanned="1" table:number-rows-spanned="12">
            <text:p>관리자</text:p>
          </table:table-cell>
          <table:table-cell table:style-name="ce15" office:value-type="string">
            <text:p>로그인</text:p>
          </table:table-cell>
          <table:table-cell table:style-name="ce22" office:value-type="string">
            <text:p>관리자용Admin계정으로 로그인할 수 있다.</text:p>
          </table:table-cell>
          <table:table-cell table:style-name="ce36"/>
          <table:table-cell table:number-columns-repeated="1020"/>
        </table:table-row>
        <table:table-row table:style-name="ro2">
          <table:covered-table-cell table:style-name="ce7"/>
          <table:table-cell table:style-name="ce7" office:value-type="string">
            <text:p>로그아웃</text:p>
          </table:table-cell>
          <table:table-cell table:style-name="ce23" office:value-type="string">
            <text:p>로그인 상태에서 로그인 상태에서 로그아웃 버튼을 누르면 로그아웃을 할 수 있다.</text:p>
          </table:table-cell>
          <table:table-cell table:style-name="ce36"/>
          <table:table-cell table:number-columns-repeated="1020"/>
        </table:table-row>
        <table:table-row table:style-name="ro2">
          <table:covered-table-cell table:style-name="ce7"/>
          <table:table-cell table:style-name="ce7" office:value-type="string">
            <text:p>아이디찾기</text:p>
          </table:table-cell>
          <table:table-cell table:style-name="ce24" office:value-type="string">
            <text:p>아이디 찾기에서 아이디를 찾을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table-cell table:style-name="ce16" office:value-type="string">
            <text:p>비밀번호찾기</text:p>
          </table:table-cell>
          <table:table-cell table:style-name="ce31" office:value-type="string">
            <text:p>비밀번호 찾기를 눌러 비밀번호를 찾을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table-cell table:style-name="ce16" office:value-type="string" table:number-columns-spanned="1" table:number-rows-spanned="2">
            <text:p>관리자</text:p>
            <text:p>페이지</text:p>
          </table:table-cell>
          <table:table-cell table:style-name="ce31" office:value-type="string">
            <text:p>관리자 정보 및 회원 정보를 조회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16"/>
          <table:table-cell table:style-name="ce31" office:value-type="string">
            <text:p>회원 가입/탈퇴를 변경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table-cell table:style-name="ce6" office:value-type="string" table:number-columns-spanned="1" table:number-rows-spanned="6">
            <text:p>커뮤니티</text:p>
          </table:table-cell>
          <table:table-cell table:style-name="ce24" office:value-type="string">
            <text:p>모든 게시판에 게시글 및 댓글을 작성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6"/>
          <table:table-cell table:style-name="ce30" office:value-type="string">
            <text:p>모든 게시글에 좋아요를 누를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6"/>
          <table:table-cell table:style-name="ce30" office:value-type="string">
            <text:p>모든 게시글에 좋아요를 취소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style-name="ce7"/>
          <table:covered-table-cell table:style-name="ce6"/>
          <table:table-cell table:style-name="ce30" office:value-type="string">
            <text:p>모든 게시글 목록을 조회순, 좋아요, 최신순으로 정렬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7"/>
          <table:table-cell table:style-name="ce31" office:value-type="string">
            <text:p>모든 게시판에 게시글 및 댓글을 조회할 수 있다.</text:p>
          </table:table-cell>
          <table:table-cell table:style-name="ce7"/>
          <table:table-cell table:number-columns-repeated="1020"/>
        </table:table-row>
        <table:table-row table:style-name="ro2">
          <table:covered-table-cell table:number-columns-repeated="2" table:style-name="ce6"/>
          <table:table-cell table:style-name="ce33" office:value-type="string">
            <text:p>모든 게시판에 게시글 및 댓글을 삭제할 수 있다.</text:p>
          </table:table-cell>
          <table:table-cell table:style-name="ce6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3">2024-07-03</text:date>, <text:time>17:57:1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6-26T17:08:41Z</meta:creation-date>
    <dc:date>2024-07-03T17:57:13.15</dc:date>
    <meta:editing-cycles>24</meta:editing-cycles>
    <meta:editing-duration>PT19H54M56S</meta:editing-duration>
    <meta:document-statistic meta:table-count="3" meta:cell-count="91" meta:object-count="0"/>
  </office:meta>
</office:document-meta>
</file>